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ute Frage – wir klären das <text:span text:style-name="Strong_20_Emphasis">Schritt für Schritt</text:span>.</text:p>
      <text:p text:style-name="Text_20_body">Du meinst konkret diese Zeile:</text:p>
      <text:p text:style-name="P1"><text:span text:style-name="Source_20_Text">logger.log_error(f"Account konnte nicht geladen werden: {e}")</text:span></text:p>
      <text:p text:style-name="Text_20_body">Hier ist <text:span text:style-name="Source_20_Text">{e}</text:span> ein <text:span text:style-name="Strong_20_Emphasis">Platzhalter</text:span> im <text:span text:style-name="Strong_20_Emphasis">f-String</text:span>, der automatisch die <text:span text:style-name="Strong_20_Emphasis">Fehlermeldung des Exception-Objekts </text:span><text:span text:style-name="Strong_20_Emphasis"><text:span text:style-name="Source_20_Text">e</text:span></text:span> einfügt.</text:p>
      <text:p text:style-name="Horizontal_20_Line"/>
      <text:h text:style-name="Heading_20_2" text:outline-level="2">🔍 Was ist <text:span text:style-name="Source_20_Text">{e}</text:span> genau?</text:h>
      <text:p text:style-name="Text_20_body"><text:span text:style-name="Source_20_Text">e</text:span> ist das <text:span text:style-name="Strong_20_Emphasis">Exception-Objekt</text:span>, das du im <text:span text:style-name="Source_20_Text">except</text:span>-Block so definierst:</text:p>
      <text:p text:style-name="P1"><text:span text:style-name="Source_20_Text">except AccountNotFoundError as e:</text:span></text:p>
      <text:p text:style-name="Text_20_body">Das bedeutet: Wenn ein Fehler vom Typ <text:span text:style-name="Source_20_Text">AccountNotFoundError</text:span> auftritt, wird er unter dem Namen <text:span text:style-name="Source_20_Text">e</text:span> gespeichert – und du kannst darauf zugreifen.</text:p>
      <text:p text:style-name="Text_20_body">Wenn du <text:span text:style-name="Source_20_Text">str(e)</text:span> verwendest (z. B. in einem f-String), bekommst du automatisch den Text, der in der Exception gespeichert wurde.</text:p>
      <text:p text:style-name="Horizontal_20_Line"/>
      <text:h text:style-name="Heading_20_2" text:outline-level="2">🧪 Beispiel aus deinem Projekt:</text:h>
      <text:p text:style-name="Text_20_body">Du hast z. B. so eine Custom Exception:</text:p>
      <text:p text:style-name="Preformatted_20_Text"><text:span text:style-name="Source_20_Text">class AccountNotFoundError(Exception):</text:span></text:p>
      <text:p text:style-name="Preformatted_20_Text"><text:span text:style-name="Source_20_Text"><text:s text:c="4"/>def __init__(self, account_id: str):</text:span></text:p>
      <text:p text:style-name="Preformatted_20_Text"><text:span text:style-name="Source_20_Text"><text:s text:c="8"/>self.account_id = account_id</text:span></text:p>
      <text:p text:style-name="Preformatted_20_Text"><text:span text:style-name="Source_20_Text"><text:s text:c="8"/>message = f"Kein Account mit der ID '{account_id}' gefunden."</text:span></text:p>
      <text:p text:style-name="P1"><text:span text:style-name="Source_20_Text"><text:s text:c="8"/>super().__init__(message)</text:span></text:p>
      <text:p text:style-name="Text_20_body">Dann passiert Folgendes:</text:p>
      <text:h text:style-name="Heading_20_3" text:outline-level="3">➤ Wenn du im Code diese Zeile wirfst:</text:h>
      <text:p text:style-name="P1"><text:span text:style-name="Source_20_Text">raise AccountNotFoundError("abc123")</text:span></text:p>
      <text:p text:style-name="Text_20_body">... und diesen Fehler später so behandelst:</text:p>
      <text:p text:style-name="Preformatted_20_Text"><text:span text:style-name="Source_20_Text">try:</text:span></text:p>
      <text:p text:style-name="Preformatted_20_Text"><text:span text:style-name="Source_20_Text"><text:s text:c="4"/>repository.get_account("abc123")</text:span></text:p>
      <text:p text:style-name="Preformatted_20_Text"><text:span text:style-name="Source_20_Text">except AccountNotFoundError as e:</text:span></text:p>
      <text:p text:style-name="P1"><text:span text:style-name="Source_20_Text"><text:s text:c="4"/>logger.log_error(f"Account konnte nicht geladen werden: {e}")</text:span></text:p>
      <text:h text:style-name="Heading_20_3" text:outline-level="3">➤ Dann ergibt <text:span text:style-name="Source_20_Text">{e}</text:span> diesen Text:</text:h>
      <text:p text:style-name="P1"><text:span text:style-name="Source_20_Text">Account konnte nicht geladen werden: Kein Account mit der ID 'abc123' gefunden.</text:span></text:p>
      <text:p text:style-name="Horizontal_20_Line"/>
      <text:h text:style-name="Heading_20_2" text:outline-level="2"><text:soft-page-break/>🧠 Wichtig zu wissen:</text:h>
      <text:list text:style-name="L1">
        <text:list-item>
          <text:p text:style-name="P2">Du musst <text:span text:style-name="Strong_20_Emphasis">keine eigene Methode definieren</text:span>, um <text:span text:style-name="Source_20_Text">{e}</text:span> verwenden zu können.</text:p>
        </text:list-item>
        <text:list-item>
          <text:p text:style-name="P2">Die Exception selbst liefert beim Aufruf von <text:span text:style-name="Source_20_Text">str(e)</text:span> automatisch die Message mit, die du im Konstruktor über <text:span text:style-name="Source_20_Text">super().__init__(message)</text:span> übergeben hast.</text:p>
        </text:list-item>
      </text:list>
      <text:p text:style-name="Horizontal_20_Line"/>
      <text:h text:style-name="Heading_20_2" text:outline-level="2">✅ Fazit für Anfänger:</text:h>
      <text:p text:style-name="Quotations"><text:span text:style-name="Source_20_Text">{e}</text:span> ist das <text:span text:style-name="Strong_20_Emphasis">Exception-Objekt</text:span>, und wenn du es in einem <text:span text:style-name="Source_20_Text">f-String</text:span> verwendest, wird seine <text:span text:style-name="Strong_20_Emphasis">Fehlermeldung als Text</text:span> eingefügt.<text:line-break/>Die Meldung kommt aus dem <text:span text:style-name="Source_20_Text">__init__</text:span> der Klasse → also aus <text:span text:style-name="Source_20_Text">super().__init__(message)</text:span>.</text:p>
      <text:p text:style-name="Horizontal_20_Line"/>
      <text:p text:style-name="Text_20_body">Wenn du möchtest, kann ich dir einmal zeigen, wie du es <text:span text:style-name="Strong_20_Emphasis">schrittweise testest</text:span>, z. B. mit einer Testfunktion, in der du absichtlich einen Fehler erzeugst. Sag einfach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2:56:44.855513791</meta:creation-date>
    <dc:date>2025-07-29T12:56:55.825182288</dc:date>
    <meta:editing-duration>PT11S</meta:editing-duration>
    <meta:editing-cycles>1</meta:editing-cycles>
    <meta:document-statistic meta:table-count="0" meta:image-count="0" meta:object-count="0" meta:page-count="2" meta:paragraph-count="32" meta:word-count="276" meta:character-count="1946" meta:non-whitespace-character-count="1666"/>
    <meta:generator>LibreOffice/24.2.7.2$Linux_X86_64 LibreOffice_project/420$Build-2</meta:generator>
  </office:meta>
</office:document-meta>
</file>